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EmbeddedDatabase/content.xml" manifest:media-type="text/xml"/>
  <manifest:file-entry manifest:full-path="EmbeddedDatabase/settings.xml" manifest:media-type="text/xml"/>
  <manifest:file-entry manifest:full-path="EmbeddedDatabase/" manifest:version="1.3" manifest:media-type="application/vnd.oasis.opendocument.base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fo:font-size="24pt" officeooo:rsid="00162c85" officeooo:paragraph-rsid="00162c85" style:font-size-asian="24pt" style:font-size-complex="24pt"/>
    </style:style>
    <style:style style:name="P2" style:family="paragraph" style:parent-style-name="Text_20_body">
      <style:paragraph-properties fo:text-align="center" style:justify-single-word="false"/>
      <style:text-properties fo:font-size="24pt" officeooo:rsid="00162c85" officeooo:paragraph-rsid="00162c85" style:font-size-asian="21pt" style:font-size-complex="24pt"/>
    </style:style>
    <style:style style:name="P3" style:family="paragraph" style:parent-style-name="Text_20_body">
      <style:paragraph-properties fo:text-align="center" style:justify-single-word="false"/>
      <style:text-properties fo:font-size="14pt" officeooo:rsid="00162c85" officeooo:paragraph-rsid="00162c85" style:font-size-asian="12.25pt" style:font-size-complex="14pt"/>
    </style:style>
    <style:style style:name="P4" style:family="paragraph" style:parent-style-name="Text_20_body">
      <style:paragraph-properties fo:text-align="justify" style:justify-single-word="false"/>
      <style:text-properties fo:font-size="14pt" officeooo:rsid="00162c85" officeooo:paragraph-rsid="00162c85" style:font-size-asian="12.25pt" style:font-size-complex="14pt"/>
    </style:style>
    <style:style style:name="P5" style:family="paragraph" style:parent-style-name="Frame_20_contents">
      <style:paragraph-properties fo:text-align="center" style:justify-single-word="false"/>
    </style:style>
    <style:style style:name="P6" style:family="paragraph" style:parent-style-name="Text_20_body">
      <style:paragraph-properties fo:text-align="center" style:justify-single-word="false"/>
      <style:text-properties fo:font-size="14pt" officeooo:rsid="00162c85" officeooo:paragraph-rsid="00162c85" style:font-size-asian="12.25pt" style:font-size-complex="14pt"/>
    </style:style>
    <style:style style:name="P7" style:family="paragraph" style:parent-style-name="Text_20_body">
      <style:paragraph-properties fo:text-align="justify" style:justify-single-word="false"/>
      <style:text-properties fo:font-size="14pt" officeooo:rsid="00162c85" officeooo:paragraph-rsid="001c4828" style:font-size-asian="12.25pt" style:font-size-complex="14pt"/>
    </style:style>
    <style:style style:name="T1" style:family="text">
      <style:text-properties officeooo:rsid="001dc3b9"/>
    </style:style>
    <style:style style:name="fr1" style:family="graphic" style:parent-style-name="Frame">
      <style:graphic-properties style:wrap="none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style:wrap="none" style:vertical-pos="from-top" style:vertical-rel="page" style:horizontal-pos="from-left" style:horizontal-rel="page" fo:padding="0cm" fo:border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2" draw:name="Marco1" text:anchor-type="page" text:anchor-page-number="1" svg:x="10.788cm" svg:y="5.186cm" svg:width="7.5cm" draw:z-index="0">
        <draw:text-box fo:min-height="3.5cm">
          <text:p text:style-name="P5"><text:hidden-paragraph text:condition="ooow:"/></text:p>
          <text:p text:style-name="P5"><text:hidden-paragraph text:condition="ooow:"/></text:p>
          <text:p text:style-name="P5"><text:database-display text:table-name="Hoja1" text:table-type="table" text:column-name="Nombre" text:database-name="Excek">&lt;Nombre&gt;</text:database-display><text:hidden-paragraph text:condition="ooow:![Excek.Hoja1.Nombre]"/></text:p>
        </draw:text-box>
      </draw:frame>
      <text:p text:style-name="P1">Diploma</text:p>
      <text:p text:style-name="P3"/>
      <text:p text:style-name="P3">Instituto IES Joan Ramis i Ramis certifica que</text:p>
      <text:p text:style-name="P3">ha realizado la formación y a realizado todas las pruebas necesarias. Siendo por tanto</text:p>
      <text:p text:style-name="P2">Diplomado en Sistemas Microinformáticos y Redes</text:p>
      <text:p text:style-name="P3">Islas Baleares (España), 11 de Noviembre de 2022</text:p>
      <text:p text:style-name="P7"><text:tab/><text:tab/><draw:frame draw:style-name="fr1" draw:name="Marco2" text:anchor-type="char" svg:x="1.887cm" svg:y="0.31cm" svg:width="7.5cm" draw:z-index="1"><draw:text-box fo:min-height="3.5cm"><text:p text:style-name="P5"><text:hidden-paragraph text:condition="ooow:"/></text:p><text:p text:style-name="P5"><text:hidden-paragraph text:condition="ooow:"/></text:p><text:p text:style-name="P5"><text:database-display text:table-name="Hoja1" text:table-type="table" text:column-name="Nombre" text:database-name="Excek">&lt;Nombre&gt;</text:database-display><text:hidden-paragraph text:condition="ooow:![Excek.Hoja1.Nombre]"/></text:p></draw:text-box></draw:frame><text:tab/><text:tab/><text:tab/><text:tab/><text:tab/><text:tab/><text:tab/>Joan Carreras<text:tab/><text:tab/><text:tab/><text:tab/><text:tab/>Raquel Taltavull</text:p>
      <text:p text:style-name="P3"/>
      <text:p text:style-name="P3"/>
      <text:p text:style-name="P4"><text:soft-page-break/><text:tab/><text:tab/><text:tab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Frame_20_contents" style:display-name="Frame contents" style:family="paragraph" style:parent-style-name="Standard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11T08:56:59.101000000</meta:creation-date>
    <dc:date>2022-11-25T08:42:01.830881984</dc:date>
    <meta:editing-duration>PT38M40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2" meta:paragraph-count="13" meta:word-count="43" meta:character-count="296" meta:non-whitespace-character-count="245"/>
  </office:meta>
</office:document-meta>
</file>

<file path=EmbeddedDatabase/content.xml><?xml version="1.0" encoding="utf-8"?>
<office:document-content xmlns:db="urn:oasis:names:tc:opendocument:xmlns:database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" svg:font-family=""/>
  </office:font-face-decls>
  <office:automatic-styles/>
  <office:body>
    <office:database>
      <db:data-source>
        <db:connection-data>
          <db:database-description>
            <db:file-based-database xlink:href="../../../../../Documentos/Excek.ods/" db:media-type="application/vnd.oasis.opendocument.spreadsheet"/>
          </db:database-description>
          <db:login db:is-password-required="false"/>
        </db:connection-data>
        <db:driver-settings db:system-driver-settings="" db:base-dn="" db:parameter-name-substitution="false"/>
        <db:application-connection-settings db:is-table-name-length-limited="false" db:append-table-alias-name="false" db:max-row-count="100">
          <db:table-filter>
            <db:table-include-filter>
              <db:table-filter-pattern>%</db:table-filter-pattern>
            </db:table-include-filter>
          </db:table-filter>
        </db:application-connection-settings>
      </db:data-source>
      <db:table-representations>
        <db:table-representation db:name="Hoja1"/>
      </db:table-representations>
    </office:database>
  </office:body>
</office:document-content>
</file>